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EntityManagerInViewFilter.doFilterInternal( HttpServletRequest request , HttpServletResponse response , FilterChain filterCha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OpenEntityManagerInViewFilter.shouldNotFilterAsync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EntityManagerInViewFilter.setEntityManagerFactoryBeanName( @ Nullable String entityManagerFactory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EntityManagerInViewFilter.createEntityManager( EntityManagerFactory e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EntityManagerInViewFilter.applyEntityManagerBindingInterceptor( WebAsyncManager asyncManager ,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EntityManagerInViewFilter.getPersistenceUni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EntityManagerInViewFilter.getEntityManagerFactory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EntityManagerInViewFilter.lookupEntityManagerFactory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nEntityManagerInViewFilter.setPersistenceUnitName( @ Nullable String persistenceUni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EntityManagerInViewFilter.lookupEntityManagerFa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enEntityManagerInViewFilter.shouldNotFilterError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